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e3e300"/>
    </style:style>
    <style:style style:name="ce53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transparent"/>
    </style:style>
    <style:style style:name="ce57" style:family="table-cell" style:parent-style-name="Default">
      <style:text-properties style:text-underline-style="none"/>
    </style:style>
    <style:style style:name="ce6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none" style:text-line-through-type="none"/>
    </style:style>
    <style:style style:name="ce66" style:family="table-cell" style:parent-style-name="Default" style:data-style-name="N100">
      <style:text-properties fo:color="#15156c"/>
    </style:style>
    <style:style style:name="ce6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b7c1e4"/>
    </style:style>
    <style:style style:name="ce71" style:family="table-cell" style:parent-style-name="Default" style:data-style-name="N100">
      <style:table-cell-properties fo:background-color="#bfebe9"/>
    </style:style>
    <style:style style:name="ce76" style:family="table-cell" style:parent-style-name="Default">
      <style:table-cell-properties fo:background-color="#e8e8e8"/>
    </style:style>
    <style:style style:name="ce77" style:family="table-cell" style:parent-style-name="Default" style:data-style-name="N100">
      <style:table-cell-properties fo:background-color="#f5c9c9"/>
      <style:text-properties style:use-window-font-color="true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8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e3e300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ce28"/>
        <table:table-column table:style-name="co14" table:default-cell-style-name="Default"/>
        <table:table-column table:style-name="co1" table:default-cell-style-name="ce28"/>
        <table:table-column table:style-name="co3" table:default-cell-style-name="ce28"/>
        <table:table-column table:style-name="co10" table:default-cell-style-name="ce28"/>
        <table:table-column table:style-name="co15" table:default-cell-style-name="ce28"/>
        <table:table-column table:style-name="co12" table:default-cell-style-name="Default"/>
        <table:table-column table:style-name="co10" table:default-cell-style-name="ce28"/>
        <table:table-column table:style-name="co16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1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EXO $,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,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, 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8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34" office:value-type="float" office:value="342832" calcext:value-type="float">
            <text:p>342832</text:p>
          </table:table-cell>
          <table:table-cell table:style-name="ce34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 table:style-name="ce44" office:value-type="string" calcext:value-type="string">
            <text:p>-30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/>
          <table:table-cell table:style-name="ce28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34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34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 table:number-columns-repeated="2"/>
          <table:table-cell table:style-name="ce28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 table:style-name="ce44" office:value-type="string" calcext:value-type="string">
            <text:p>-2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/>
          <table:table-cell table:style-name="ce28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34" office:value-type="string" calcext:value-type="string">
            <text:p>369869</text:p>
          </table:table-cell>
          <table:table-cell table:style-name="ce34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/>
          <table:table-cell table:style-name="ce28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/>
          <table:table-cell table:style-name="ce28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/>
          <table:table-cell table:style-name="ce28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/>
          <table:table-cell table:style-name="ce28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table:style-name="ce3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0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8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8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2633 517.2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table:style-name="ce28" office:value-type="string" calcext:value-type="string">
            <text:p>6 48</text:p>
          </table:table-cell>
          <table:table-cell/>
          <table:table-cell table:style-name="ce28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8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1165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44062 524.25$</text:p>
          </table:table-cell>
          <table:table-cell table:style-name="ce28"/>
          <table:table-cell table:style-name="ce28" office:value-type="string" calcext:value-type="string">
            <text:p>86.22$</text:p>
          </table:table-cell>
          <table:table-cell table:style-name="ce28"/>
          <table:table-cell table:style-name="ce28"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1029.66$</text:p>
          </table:table-cell>
          <table:table-cell table:style-name="ce28"/>
          <table:table-cell office:value-type="string" calcext:value-type="string">
            <text:p>3793/1029</text:p>
          </table:table-cell>
          <table:table-cell table:style-name="ce28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table:style-name="ce28" office:value-type="string" calcext:value-type="string">
            <text:p>0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8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5997 522.09$</text:p>
          </table:table-cell>
          <table:table-cell table:style-name="ce28"/>
          <table:table-cell table:style-name="ce28" office:value-type="string" calcext:value-type="string">
            <text:p>85.63$</text:p>
          </table:table-cell>
          <table:table-cell table:style-name="ce28"/>
          <table:table-cell table:style-name="ce28"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table:style-name="ce28" office:value-type="string" calcext:value-type="string">
            <text:p>1022.47$</text:p>
          </table:table-cell>
          <table:table-cell table:style-name="ce28"/>
          <table:table-cell office:value-type="string" calcext:value-type="string">
            <text:p>3806/1022</text:p>
          </table:table-cell>
          <table:table-cell table:style-name="ce28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6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8</text:p>
          </table:table-cell>
          <table:table-cell table:style-name="ce28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8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8"/>
          <table:table-cell office:value-type="string" calcext:value-type="string">
            <text:p>187.8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7949 52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8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8"/>
          <table:table-cell office:value-type="string" calcext:value-type="string">
            <text:p>-4007.7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8710 515.5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table:style-name="ce28" office:value-type="string" calcext:value-type="string">
            <text:p>18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8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297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0599 533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table:style-name="ce28" office:value-type="string" calcext:value-type="string">
            <text:p>7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2</text:p>
          </table:table-cell>
          <table:table-cell table:style-name="ce28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8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8"/>
          <table:table-cell office:value-type="string" calcext:value-type="string">
            <text:p>-4305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2035 529.32$</text:p>
          </table:table-cell>
          <table:table-cell table:style-name="ce28"/>
          <table:table-cell table:style-name="ce28" office:value-type="string" calcext:value-type="string">
            <text:p>86.17$</text:p>
          </table:table-cell>
          <table:table-cell table:style-name="ce28"/>
          <table:table-cell table:style-name="ce28"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table:style-name="ce28" office:value-type="string" calcext:value-type="string">
            <text:p>1030.74$</text:p>
          </table:table-cell>
          <table:table-cell table:style-name="ce28"/>
          <table:table-cell office:value-type="string" calcext:value-type="string">
            <text:p>3813/1030</text:p>
          </table:table-cell>
          <table:table-cell table:style-name="ce28"/>
          <table:table-cell table:style-name="ce34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8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8"/>
          <table:table-cell office:value-type="string" calcext:value-type="string">
            <text:p>163.86</text:p>
          </table:table-cell>
          <table:table-cell table:style-name="ce28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8"/>
          <table:table-cell table:style-name="ce28" office:value-type="string" calcext:value-type="string">
            <text:p>0.00753194 529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8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8"/>
          <table:table-cell office:value-type="string" calcext:value-type="string">
            <text:p>-4469.51</text:p>
          </table:table-cell>
          <table:table-cell table:style-name="ce28"/>
          <table:table-cell table:style-name="ce31" office:value-type="string" calcext:value-type="string">
            <text:p>-1347.99</text:p>
          </table:table-cell>
          <table:table-cell/>
          <table:table-cell table:style-name="ce31" office:value-type="string" calcext:value-type="string">
            <text:p>-280.99</text:p>
          </table:table-cell>
          <table:table-cell table:style-name="ce28"/>
          <table:table-cell table:style-name="ce28" office:value-type="string" calcext:value-type="string">
            <text:p>0.00753543 522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table:style-name="ce28" office:value-type="string" calcext:value-type="string">
            <text:p>5 24</text:p>
          </table:table-cell>
          <table:table-cell/>
          <table:table-cell table:style-name="ce28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4.89</text:p>
          </table:table-cell>
          <table:table-cell table:style-name="ce28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4630 52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24.6</text:p>
          </table:table-cell>
          <table:table-cell table:style-name="ce30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8"/>
          <table:table-cell table:style-name="ce44" office:value-type="string" calcext:value-type="string">
            <text:p>-3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6646 528.13$</text:p>
          </table:table-cell>
          <table:table-cell table:style-name="ce28"/>
          <table:table-cell table:style-name="ce28" office:value-type="string" calcext:value-type="string">
            <text:p>85.37$</text:p>
          </table:table-cell>
          <table:table-cell table:style-name="ce28"/>
          <table:table-cell table:style-name="ce28"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28.89$</text:p>
          </table:table-cell>
          <table:table-cell table:style-name="ce28"/>
          <table:table-cell office:value-type="string" calcext:value-type="string">
            <text:p>3738/1028</text:p>
          </table:table-cell>
          <table:table-cell table:style-name="ce28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table:style-name="ce28" office:value-type="string" calcext:value-type="string">
            <text:p>21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422.18</text:p>
          </table:table-cell>
          <table:table-cell/>
          <table:table-cell table:style-name="ce30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 office:value-type="string" calcext:value-type="string">
            <text:p>502.4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115.85$</text:p>
          </table:table-cell>
          <table:table-cell table:style-name="ce28" office:value-type="string" calcext:value-type="string">
            <text:p>0.97$</text:p>
          </table:table-cell>
          <table:table-cell table:style-name="ce28" office:value-type="string" calcext:value-type="string">
            <text:p>1040.09$</text:p>
          </table:table-cell>
          <table:table-cell table:style-name="ce28"/>
          <table:table-cell office:value-type="string" calcext:value-type="string">
            <text:p>3732/1040</text:p>
          </table:table-cell>
          <table:table-cell table:style-name="ce28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style-name="ce31" office:value-type="string" calcext:value-type="string">
            <text:p>-15093.96</text:p>
          </table:table-cell>
          <table:table-cell table:number-columns-repeated="3"/>
          <table:table-cell table:style-name="ce28"/>
          <table:table-cell table:style-name="ce31" office:value-type="string" calcext:value-type="string">
            <text:p>-8291</text:p>
          </table:table-cell>
          <table:table-cell table:style-name="ce31" office:value-type="string" calcext:value-type="string">
            <text:p>-309</text:p>
          </table:table-cell>
          <table:table-cell table:style-name="ce28"/>
          <table:table-cell table:style-name="ce31" office:value-type="string" calcext:value-type="string">
            <text:p>-4971.93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19354 +75.61$</text:p>
          </table:table-cell>
          <table:table-cell table:style-name="ce28" table:number-columns-repeated="2"/>
          <table:table-cell table:style-name="ce28" office:value-type="string" calcext:value-type="string">
            <text:p>108.81$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/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8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249 534.25$</text:p>
          </table:table-cell>
          <table:table-cell table:style-name="ce28"/>
          <table:table-cell table:style-name="ce28" office:value-type="string" calcext:value-type="string">
            <text:p>55.13$</text:p>
          </table:table-cell>
          <table:table-cell table:style-name="ce28" office:value-type="string" calcext:value-type="string">
            <text:p>1.0516246</text:p>
          </table:table-cell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30" office:value-type="string" calcext:value-type="string">
            <text:p>+196.78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1</text:p>
          </table:table-cell>
          <table:table-cell table:style-name="ce28" office:value-type="string" calcext:value-type="string">
            <text:p>1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59664 537.5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46</text:p>
          </table:table-cell>
          <table:table-cell/>
          <table:table-cell table:style-name="ce28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8"/>
          <table:table-cell table:style-name="ce33" office:value-type="string" calcext:value-type="string">
            <text:p>344813</text:p>
          </table:table-cell>
          <table:table-cell table:style-name="ce33" office:value-type="string" calcext:value-type="string">
            <text:p>3733</text:p>
          </table:table-cell>
          <table:table-cell table:style-name="ce28"/>
          <table:table-cell table:style-name="ce49" office:value-type="string" calcext:value-type="string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0398 535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0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4.9</text:p>
          </table:table-cell>
          <table:table-cell table:style-name="ce28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8"/>
          <table:table-cell table:style-name="ce33" office:value-type="string" calcext:value-type="string">
            <text:p>345148</text:p>
          </table:table-cell>
          <table:table-cell table:style-name="ce33" office:value-type="string" calcext:value-type="string">
            <text:p>373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1490 523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2</text:p>
          </table:table-cell>
          <table:table-cell table:style-name="ce28" office:value-type="string" calcext:value-type="string">
            <text:p>7 0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8"/>
          <table:table-cell table:style-name="ce33" office:value-type="string" calcext:value-type="string">
            <text:p>345309</text:p>
          </table:table-cell>
          <table:table-cell table:style-name="ce33" office:value-type="string" calcext:value-type="string">
            <text:p>37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2802 507.9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4.91</text:p>
          </table:table-cell>
          <table:table-cell table:style-name="ce28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8"/>
          <table:table-cell table:style-name="ce3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8"/>
          <table:table-cell office:value-type="string" calcext:value-type="string">
            <text:p>263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 501.44$</text:p>
          </table:table-cell>
          <table:table-cell table:style-name="ce28"/>
          <table:table-cell table:style-name="ce28" office:value-type="string" calcext:value-type="string">
            <text:p>51.5$</text:p>
          </table:table-cell>
          <table:table-cell table:style-name="ce28"/>
          <table:table-cell table:style-name="ce28" office:value-type="string" calcext:value-type="string">
            <text:p>110.15$</text:p>
          </table:table-cell>
          <table:table-cell table:style-name="ce28" office:value-type="string" calcext:value-type="string">
            <text:p>0.95$</text:p>
          </table:table-cell>
          <table:table-cell table:style-name="ce28" office:value-type="string" calcext:value-type="string">
            <text:p>997.8$</text:p>
          </table:table-cell>
          <table:table-cell table:style-name="ce28"/>
          <table:table-cell office:value-type="string" calcext:value-type="string">
            <text:p>3733/99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3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8"/>
          <table:table-cell table:style-name="ce33" office:value-type="string" calcext:value-type="string">
            <text:p>345513</text:p>
          </table:table-cell>
          <table:table-cell/>
          <table:table-cell table:style-name="ce28"/>
          <table:table-cell office:value-type="string" calcext:value-type="string">
            <text:p>-364.2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4516 501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 0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26.42ю</text:p>
          </table:table-cell>
          <table:table-cell table:style-name="ce28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333.03</text:p>
          </table:table-cell>
          <table:table-cell table:style-name="ce28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8"/>
          <table:table-cell table:style-name="ce33" office:value-type="string" calcext:value-type="string">
            <text:p>346663</text:p>
          </table:table-cell>
          <table:table-cell table:style-name="ce41" office:value-type="string" calcext:value-type="string">
            <text:p>3752</text:p>
          </table:table-cell>
          <table:table-cell table:style-name="ce28"/>
          <table:table-cell office:value-type="string" calcext:value-type="string">
            <text:p>413.0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195 505.7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4</text:p>
          </table:table-cell>
          <table:table-cell table:style-name="ce28" office:value-type="string" calcext:value-type="string">
            <text:p>1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333.07</text:p>
          </table:table-cell>
          <table:table-cell table:style-name="ce28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8"/>
          <table:table-cell table:style-name="ce3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8"/>
          <table:table-cell office:value-type="string" calcext:value-type="string">
            <text:p>-777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6926 506.0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0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8" office:value-type="string" calcext:value-type="string">
            <text:p>93910.02</text:p>
          </table:table-cell>
          <table:table-cell table:style-name="ce28"/>
          <table:table-cell/>
          <table:table-cell office:value-type="string" calcext:value-type="string">
            <text:p>333.14</text:p>
          </table:table-cell>
          <table:table-cell table:style-name="ce28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8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8"/>
          <table:table-cell office:value-type="string" calcext:value-type="string">
            <text:p>735.6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69333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5</text:p>
          </table:table-cell>
          <table:table-cell table:style-name="ce28" office:value-type="string" calcext:value-type="string">
            <text:p>2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8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8"/>
          <table:table-cell office:value-type="string" calcext:value-type="string">
            <text:p>-1512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0304 524.66$</text:p>
          </table:table-cell>
          <table:table-cell table:style-name="ce28"/>
          <table:table-cell table:style-name="ce28" office:value-type="string" calcext:value-type="string">
            <text:p>53.07$</text:p>
          </table:table-cell>
          <table:table-cell table:style-name="ce28"/>
          <table:table-cell table:style-name="ce28" office:value-type="string" calcext:value-type="string">
            <text:p>109.73$</text:p>
          </table:table-cell>
          <table:table-cell table:style-name="ce28" office:value-type="string" calcext:value-type="string">
            <text:p>0.86$</text:p>
          </table:table-cell>
          <table:table-cell table:style-name="ce28" office:value-type="string" calcext:value-type="string">
            <text:p>1013.87$</text:p>
          </table:table-cell>
          <table:table-cell table:style-name="ce28"/>
          <table:table-cell office:value-type="string" calcext:value-type="string">
            <text:p>3741/1013</text:p>
          </table:table-cell>
          <table:table-cell table:style-name="ce28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2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8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570 521.8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6</text:p>
          </table:table-cell>
          <table:table-cell table:style-name="ce28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8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2952 522.9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56.42ю</text:p>
          </table:table-cell>
          <table:table-cell table:style-name="ce28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8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050 538.68$</text:p>
          </table:table-cell>
          <table:table-cell table:style-name="ce28"/>
          <table:table-cell table:style-name="ce28" office:value-type="string" calcext:value-type="string">
            <text:p>54.18$</text:p>
          </table:table-cell>
          <table:table-cell table:style-name="ce28"/>
          <table:table-cell table:style-name="ce28" office:value-type="string" calcext:value-type="string">
            <text:p>119.2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1043.65$</text:p>
          </table:table-cell>
          <table:table-cell table:style-name="ce28"/>
          <table:table-cell office:value-type="string" calcext:value-type="string">
            <text:p>3744/1043</text:p>
          </table:table-cell>
          <table:table-cell table:style-name="ce28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08</text:p>
          </table:table-cell>
          <table:table-cell table:style-name="ce28" office:value-type="string" calcext:value-type="string">
            <text:p>2 0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3.38</text:p>
          </table:table-cell>
          <table:table-cell table:style-name="ce28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8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8572 539.2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8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79562 554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8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8"/>
          <table:table-cell office:value-type="string" calcext:value-type="string">
            <text:p>305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0055 562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8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8"/>
          <table:table-cell office:value-type="string" calcext:value-type="string">
            <text:p>-1818.18</text:p>
          </table:table-cell>
          <table:table-cell table:style-name="ce28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8"/>
          <table:table-cell table:style-name="ce28" office:value-type="string" calcext:value-type="string">
            <text:p>0.00780174 557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09</text:p>
          </table:table-cell>
          <table:table-cell table:style-name="ce28" office:value-type="string" calcext:value-type="string">
            <text:p>5 2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8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1509 557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16.48</text:p>
          </table:table-cell>
          <table:table-cell table:style-name="ce28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8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8"/>
          <table:table-cell office:value-type="string" calcext:value-type="string">
            <text:p>179.66</text:p>
          </table:table-cell>
          <table:table-cell table:style-name="ce28"/>
          <table:table-cell table:number-columns-repeated="2"/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782975 540.17$</text:p>
          </table:table-cell>
          <table:table-cell table:style-name="ce28" table:number-columns-repeated="3"/>
          <table:table-cell table:style-name="ce28" office:value-type="string" calcext:value-type="string">
            <text:p>117.12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8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8"/>
          <table:table-cell table:style-name="ce49" office:value-type="float" office:value="100" calcext:value-type="float">
            <text:p>100</text:p>
          </table:table-cell>
          <table:table-cell table:style-name="ce28"/>
          <table:table-cell table:number-columns-repeated="2"/>
          <table:table-cell office:value-type="string" calcext:value-type="string">
            <text:p>-199.99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0</text:p>
          </table:table-cell>
          <table:table-cell table:style-name="ce28" office:value-type="string" calcext:value-type="string">
            <text:p>7 38</text:p>
          </table:table-cell>
          <table:table-cell/>
          <table:table-cell table:style-name="ce28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8" table:number-columns-repeated="2"/>
          <table:table-cell/>
          <table:table-cell office:value-type="string" calcext:value-type="string">
            <text:p>717.77</text:p>
          </table:table-cell>
          <table:table-cell table:style-name="ce28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8"/>
          <table:table-cell table:style-name="ce3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8"/>
          <table:table-cell office:value-type="string" calcext:value-type="string">
            <text:p>-2097.8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1</text:p>
          </table:table-cell>
          <table:table-cell table:style-name="ce28" office:value-type="string" calcext:value-type="string">
            <text:p>2 3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8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744 554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4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8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86891 55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22.05</text:p>
          </table:table-cell>
          <table:table-cell table:style-name="ce28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8"/>
          <table:table-cell table:style-name="ce3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+0.00027642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2</text:p>
          </table:table-cell>
          <table:table-cell table:style-name="ce28" office:value-type="string" calcext:value-type="string">
            <text:p>5 1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8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8"/>
          <table:table-cell office:value-type="string" calcext:value-type="string">
            <text:p>198.41</text:p>
          </table:table-cell>
          <table:table-cell table:style-name="ce28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8"/>
          <table:table-cell table:style-name="ce28" office:value-type="string" calcext:value-type="string">
            <text:p>0.00789799 557.3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3</text:p>
          </table:table-cell>
          <table:table-cell table:style-name="ce28" office:value-type="string" calcext:value-type="string">
            <text:p>5 22</text:p>
          </table:table-cell>
          <table:table-cell/>
          <table:table-cell table:style-name="ce28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18.86</text:p>
          </table:table-cell>
          <table:table-cell table:style-name="ce28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8"/>
          <table:table-cell table:style-name="ce33" office:value-type="string" calcext:value-type="string">
            <text:p>365170</text:p>
          </table:table-cell>
          <table:table-cell table:style-name="ce33" office:value-type="string" calcext:value-type="string">
            <text:p>3907</text:p>
          </table:table-cell>
          <table:table-cell table:style-name="ce28"/>
          <table:table-cell office:value-type="string" calcext:value-type="string">
            <text:p>-2296.25</text:p>
          </table:table-cell>
          <table:table-cell table:style-name="ce28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8"/>
          <table:table-cell table:style-name="ce28" office:value-type="string" calcext:value-type="string">
            <text:p>0.00792178 524.76$</text:p>
          </table:table-cell>
          <table:table-cell table:style-name="ce28"/>
          <table:table-cell table:style-name="ce28" office:value-type="string" calcext:value-type="string">
            <text:p>53.65$</text:p>
          </table:table-cell>
          <table:table-cell table:style-name="ce28"/>
          <table:table-cell table:style-name="ce28" office:value-type="string" calcext:value-type="string">
            <text:p>105.31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95.68$</text:p>
          </table:table-cell>
          <table:table-cell table:style-name="ce28"/>
          <table:table-cell office:value-type="string" calcext:value-type="string">
            <text:p>3907/995</text:p>
          </table:table-cell>
          <table:table-cell table:style-name="ce28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4</text:p>
          </table:table-cell>
          <table:table-cell table:style-name="ce28" office:value-type="string" calcext:value-type="string">
            <text:p>5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8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8"/>
          <table:table-cell/>
          <table:table-cell table:style-name="ce28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8"/>
          <table:table-cell table:style-name="ce28" office:value-type="string" calcext:value-type="string">
            <text:p>0.00794587 501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0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8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8"/>
          <table:table-cell table:style-name="ce28" office:value-type="string" calcext:value-type="string">
            <text:p>0.00795318 509.34$</text:p>
          </table:table-cell>
          <table:table-cell table:style-name="ce28" table:number-columns-repeated="3"/>
          <table:table-cell table:style-name="ce28" office:value-type="string" calcext:value-type="string">
            <text:p>104.88$</text:p>
          </table:table-cell>
          <table:table-cell table:style-name="ce28" office:value-type="string" calcext:value-type="string">
            <text:p>0.7$</text:p>
          </table:table-cell>
          <table:table-cell table:style-name="ce28" office:value-type="string" calcext:value-type="string">
            <text:p>919.5$</text:p>
          </table:table-cell>
          <table:table-cell table:style-name="ce28"/>
          <table:table-cell office:value-type="string" calcext:value-type="string">
            <text:p>3900/919</text:p>
          </table:table-cell>
          <table:table-cell table:style-name="ce28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15</text:p>
          </table:table-cell>
          <table:table-cell table:style-name="ce28" office:value-type="string" calcext:value-type="string">
            <text:p>1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8"/>
          <table:table-cell office:value-type="string" calcext:value-type="string">
            <text:p>364500</text:p>
          </table:table-cell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8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8"/>
          <table:table-cell office:value-type="string" calcext:value-type="string">
            <text:p>686.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98034 529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<text:s/>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82.26</text:p>
          </table:table-cell>
          <table:table-cell table:style-name="ce28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6</text:p>
          </table:table-cell>
          <table:table-cell table:style-name="ce28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29.34</text:p>
          </table:table-cell>
          <table:table-cell table:style-name="ce28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8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8"/>
          <table:table-cell table:style-name="ce28" office:value-type="string" calcext:value-type="string">
            <text:p>0.00800125 507.55$</text:p>
          </table:table-cell>
          <table:table-cell table:style-name="ce28"/>
          <table:table-cell table:style-name="ce28" office:value-type="string" calcext:value-type="string">
            <text:p>50.75$</text:p>
          </table:table-cell>
          <table:table-cell table:style-name="ce28"/>
          <table:table-cell table:style-name="ce28" office:value-type="string" calcext:value-type="string">
            <text:p>101.74$</text:p>
          </table:table-cell>
          <table:table-cell table:style-name="ce28" office:value-type="string" calcext:value-type="string">
            <text:p>0.74$</text:p>
          </table:table-cell>
          <table:table-cell table:style-name="ce28" office:value-type="string" calcext:value-type="string">
            <text:p>964.44$</text:p>
          </table:table-cell>
          <table:table-cell table:style-name="ce28"/>
          <table:table-cell office:value-type="string" calcext:value-type="string">
            <text:p>3886/964</text:p>
          </table:table-cell>
          <table:table-cell table:style-name="ce28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8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88</text:p>
          </table:table-cell>
          <table:table-cell table:style-name="ce28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8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8"/>
          <table:table-cell office:value-type="string" calcext:value-type="string">
            <text:p>467.9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714 494.4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8"/>
          <table:table-cell office:value-type="string" calcext:value-type="string">
            <text:p>363934</text:p>
          </table:table-cell>
          <table:table-cell/>
          <table:table-cell table:style-name="ce28"/>
          <table:table-cell office:value-type="string" calcext:value-type="string">
            <text:p>-3450.1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0917 500.0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7</text:p>
          </table:table-cell>
          <table:table-cell table:style-name="ce28" office:value-type="string" calcext:value-type="string">
            <text:p>5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8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271 512.02$</text:p>
          </table:table-cell>
          <table:table-cell table:style-name="ce28"/>
          <table:table-cell table:style-name="ce28" office:value-type="string" calcext:value-type="string">
            <text:p>51.32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27.33</text:p>
          </table:table-cell>
          <table:table-cell table:style-name="ce28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8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1588 508.65$</text:p>
          </table:table-cell>
          <table:table-cell table:style-name="ce28"/>
          <table:table-cell table:style-name="ce28" office:value-type="string" calcext:value-type="string">
            <text:p>50.8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4"/>
          <table:table-cell table:style-name="ce27" office:value-type="string" calcext:value-type="string">
            <text:p>all$ exodus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8</text:p>
          </table:table-cell>
          <table:table-cell table:style-name="ce28" office:value-type="string" calcext:value-type="string">
            <text:p>5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25.74</text:p>
          </table:table-cell>
          <table:table-cell table:style-name="ce28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8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8"/>
          <table:table-cell office:value-type="string" calcext:value-type="string">
            <text:p>51</text:p>
          </table:table-cell>
          <table:table-cell table:style-name="ce28"/>
          <table:table-cell office:value-type="string" calcext:value-type="string">
            <text:p>1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3999 495.01$</text:p>
          </table:table-cell>
          <table:table-cell table:style-name="ce28"/>
          <table:table-cell table:style-name="ce28" office:value-type="string" calcext:value-type="string">
            <text:p>49.20$</text:p>
          </table:table-cell>
          <table:table-cell table:style-name="ce28" office:value-type="string" calcext:value-type="string">
            <text:p>303.91</text:p>
          </table:table-cell>
          <table:table-cell table:style-name="ce28" office:value-type="string" calcext:value-type="string">
            <text:p>102.25$</text:p>
          </table:table-cell>
          <table:table-cell table:style-name="ce28" office:value-type="string" calcext:value-type="string">
            <text:p>0.73$</text:p>
          </table:table-cell>
          <table:table-cell table:style-name="ce28" office:value-type="string" calcext:value-type="string">
            <text:p>950.81$</text:p>
          </table:table-cell>
          <table:table-cell table:style-name="ce28"/>
          <table:table-cell office:value-type="string" calcext:value-type="string">
            <text:p>3848/950</text:p>
          </table:table-cell>
          <table:table-cell table:style-name="ce28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7 03</text:p>
          </table:table-cell>
          <table:table-cell/>
          <table:table-cell table:style-name="ce28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8" office:value-type="string" calcext:value-type="string">
            <text:p>123918.02</text:p>
          </table:table-cell>
          <table:table-cell table:style-name="ce28"/>
          <table:table-cell/>
          <table:table-cell office:value-type="string" calcext:value-type="string">
            <text:p>727.21</text:p>
          </table:table-cell>
          <table:table-cell table:style-name="ce28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8"/>
          <table:table-cell table:style-name="ce33" office:value-type="string" calcext:value-type="string">
            <text:p>368919</text:p>
          </table:table-cell>
          <table:table-cell table:style-name="ce33" office:value-type="string" calcext:value-type="string">
            <text:p>3911</text:p>
          </table:table-cell>
          <table:table-cell table:style-name="ce28"/>
          <table:table-cell office:value-type="string" calcext:value-type="string">
            <text:p>-3501.19</text:p>
          </table:table-cell>
          <table:table-cell table:style-name="ce28"/>
          <table:table-cell office:value-type="string" calcext:value-type="string">
            <text:p>-10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804184 498.08$</text:p>
          </table:table-cell>
          <table:table-cell table:style-name="ce28" table:number-columns-repeated="7"/>
          <table:table-cell office:value-type="string" calcext:value-type="string">
            <text:p>3911/</text:p>
          </table:table-cell>
          <table:table-cell table:style-name="ce28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9 52</text:p>
          </table:table-cell>
          <table:table-cell/>
          <table:table-cell table:style-name="ce28" table:number-columns-repeated="2"/>
          <table:table-cell table:number-columns-repeated="6"/>
          <table:table-cell table:style-name="ce28" office:value-type="string" calcext:value-type="string">
            <text:p>130218.02</text:p>
          </table:table-cell>
          <table:table-cell table:style-name="ce28"/>
          <table:table-cell/>
          <table:table-cell office:value-type="string" calcext:value-type="string">
            <text:p>727.19</text:p>
          </table:table-cell>
          <table:table-cell table:style-name="ce28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8"/>
          <table:table-cell table:style-name="ce33" office:value-type="string" calcext:value-type="string">
            <text:p>374490</text:p>
          </table:table-cell>
          <table:table-cell table:style-name="ce33" office:value-type="string" calcext:value-type="string">
            <text:p>397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458 489.38$</text:p>
          </table:table-cell>
          <table:table-cell table:style-name="ce28" table:number-columns-repeated="7"/>
          <table:table-cell office:value-type="string" calcext:value-type="string">
            <text:p>3970/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1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60.01ю</text:p>
          </table:table-cell>
          <table:table-cell table:style-name="ce28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8"/>
          <table:table-cell table:style-name="ce34" office:value-type="string" calcext:value-type="string">
            <text:p>375312</text:p>
          </table:table-cell>
          <table:table-cell table:style-name="ce33" office:value-type="string" calcext:value-type="string">
            <text:p>397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3.61</text:p>
          </table:table-cell>
          <table:table-cell table:style-name="ce28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8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8.14</text:p>
          </table:table-cell>
          <table:table-cell table:style-name="ce28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8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8"/>
          <table:table-cell office:value-type="string" calcext:value-type="string">
            <text:p>500.0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4882 503.9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8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72.74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8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8"/>
          <table:table-cell office:value-type="string" calcext:value-type="string">
            <text:p>-4073.97</text:p>
          </table:table-cell>
          <table:table-cell table:style-name="ce28"/>
          <table:table-cell/>
          <table:table-cell office:value-type="string" calcext:value-type="string">
            <text:p>177.44</text:p>
          </table:table-cell>
          <table:table-cell/>
          <table:table-cell table:style-name="ce28"/>
          <table:table-cell table:style-name="ce28" office:value-type="string" calcext:value-type="string">
            <text:p>0.00805347 510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19</text:p>
          </table:table-cell>
          <table:table-cell table:style-name="ce28" office:value-type="string" calcext:value-type="string">
            <text:p>13 4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63.32</text:p>
          </table:table-cell>
          <table:table-cell table:style-name="ce28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8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8"/>
          <table:table-cell office:value-type="float" office:value="147" calcext:value-type="float">
            <text:p>147</text:p>
          </table:table-cell>
          <table:table-cell table:style-name="ce28"/>
          <table:table-cell/>
          <table:table-cell office:value-type="string" calcext:value-type="string">
            <text:p>-1069.04</text:p>
          </table:table-cell>
          <table:table-cell/>
          <table:table-cell table:style-name="ce28"/>
          <table:table-cell table:style-name="ce28" office:value-type="string" calcext:value-type="string">
            <text:p>0.00807200 521.29$</text:p>
          </table:table-cell>
          <table:table-cell table:style-name="ce28"/>
          <table:table-cell table:style-name="ce28" office:value-type="string" calcext:value-type="string">
            <text:p>51.91$</text:p>
          </table:table-cell>
          <table:table-cell table:style-name="ce28" office:value-type="string" calcext:value-type="string">
            <text:p>306.9</text:p>
          </table:table-cell>
          <table:table-cell table:style-name="ce28" office:value-type="string" calcext:value-type="string">
            <text:p>99.19$</text:p>
          </table:table-cell>
          <table:table-cell table:style-name="ce28" office:value-type="string" calcext:value-type="string">
            <text:p>0.79$</text:p>
          </table:table-cell>
          <table:table-cell table:style-name="ce28" office:value-type="string" calcext:value-type="string">
            <text:p>980.08$</text:p>
          </table:table-cell>
          <table:table-cell table:style-name="ce28"/>
          <table:table-cell office:value-type="string" calcext:value-type="string">
            <text:p>3966/980</text:p>
          </table:table-cell>
          <table:table-cell table:style-name="ce28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0</text:p>
          </table:table-cell>
          <table:table-cell table:style-name="ce28" office:value-type="string" calcext:value-type="string">
            <text:p>10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8" office:value-type="string" calcext:value-type="string">
            <text:p>130218.02+500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8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8"/>
          <table:table-cell office:value-type="string" calcext:value-type="string">
            <text:p>-4220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09193 517.3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4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8" office:value-type="string" calcext:value-type="string">
            <text:p>130218.02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8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8"/>
          <table:table-cell office:value-type="string" calcext:value-type="string">
            <text:p>31.99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1</text:p>
          </table:table-cell>
          <table:table-cell table:style-name="ce28" office:value-type="string" calcext:value-type="string">
            <text:p>6 4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8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4252.96</text:p>
          </table:table-cell>
          <table:table-cell table:style-name="ce28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8"/>
          <table:table-cell table:style-name="ce28" office:value-type="string" calcext:value-type="string">
            <text:p>0.00811079 528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2</text:p>
          </table:table-cell>
          <table:table-cell table:style-name="ce28" office:value-type="string" calcext:value-type="string">
            <text:p>12 2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71.06</text:p>
          </table:table-cell>
          <table:table-cell table:style-name="ce28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8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8"/>
          <table:table-cell office:value-type="string" calcext:value-type="string">
            <text:p>10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4062 536.27$</text:p>
          </table:table-cell>
          <table:table-cell table:style-name="ce28"/>
          <table:table-cell table:style-name="ce28" office:value-type="string" calcext:value-type="string">
            <text:p>52.77$</text:p>
          </table:table-cell>
          <table:table-cell table:style-name="ce28" office:value-type="string" calcext:value-type="string">
            <text:p>311.77</text:p>
          </table:table-cell>
          <table:table-cell table:style-name="ce28" office:value-type="string" calcext:value-type="string">
            <text:p>101.06$</text:p>
          </table:table-cell>
          <table:table-cell table:style-name="ce28" office:value-type="string" calcext:value-type="string">
            <text:p>0.81$</text:p>
          </table:table-cell>
          <table:table-cell table:style-name="ce28" office:value-type="string" calcext:value-type="string">
            <text:p>1002.68$</text:p>
          </table:table-cell>
          <table:table-cell table:style-name="ce28"/>
          <table:table-cell office:value-type="string" calcext:value-type="string">
            <text:p>3989/1002</text:p>
          </table:table-cell>
          <table:table-cell table:style-name="ce28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7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4358.96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3</text:p>
          </table:table-cell>
          <table:table-cell table:style-name="ce28" office:value-type="string" calcext:value-type="string">
            <text:p>12 0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100+10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07</text:p>
          </table:table-cell>
          <table:table-cell/>
          <table:table-cell table:style-name="ce28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0" office:value-type="string" calcext:value-type="string">
            <text:p>+1161</text:p>
          </table:table-cell>
          <table:table-cell table:style-name="ce28"/>
          <table:table-cell/>
          <table:table-cell office:value-type="string" calcext:value-type="string">
            <text:p>763.95</text:p>
          </table:table-cell>
          <table:table-cell table:style-name="ce28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8"/>
          <table:table-cell office:value-type="string" calcext:value-type="string">
            <text:p>371872</text:p>
          </table:table-cell>
          <table:table-cell table:style-name="ce33" office:value-type="string" calcext:value-type="string">
            <text:p>3987</text:p>
          </table:table-cell>
          <table:table-cell table:style-name="ce28"/>
          <table:table-cell office:value-type="string" calcext:value-type="string">
            <text:p>-4563.9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324 539.16$</text:p>
          </table:table-cell>
          <table:table-cell table:style-name="ce28"/>
          <table:table-cell table:style-name="ce28" office:value-type="string" calcext:value-type="string">
            <text:p>52.85$</text:p>
          </table:table-cell>
          <table:table-cell table:style-name="ce28" office:value-type="string" calcext:value-type="string">
            <text:p>311.13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8" office:value-type="string" calcext:value-type="string">
            <text:p>131379.02</text:p>
          </table:table-cell>
          <table:table-cell table:style-name="ce28"/>
          <table:table-cell table:number-columns-repeated="2"/>
          <table:table-cell table:style-name="ce28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04.4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8" office:value-type="string" calcext:value-type="string">
            <text:p>108461.5</text:p>
          </table:table-cell>
          <table:table-cell table:style-name="ce28"/>
          <table:table-cell/>
          <table:table-cell office:value-type="string" calcext:value-type="string">
            <text:p>762.46</text:p>
          </table:table-cell>
          <table:table-cell table:style-name="ce28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8"/>
          <table:table-cell office:value-type="string" calcext:value-type="string">
            <text:p>372695</text:p>
          </table:table-cell>
          <table:table-cell table:style-name="ce33" office:value-type="string" calcext:value-type="string">
            <text:p>3996</text:p>
          </table:table-cell>
          <table:table-cell table:style-name="ce28"/>
          <table:table-cell office:value-type="string" calcext:value-type="string">
            <text:p>-4768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559 53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61.57</text:p>
          </table:table-cell>
          <table:table-cell table:style-name="ce28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8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6918 544.20$</text:p>
          </table:table-cell>
          <table:table-cell table:style-name="ce28"/>
          <table:table-cell table:style-name="ce28" office:value-type="string" calcext:value-type="string">
            <text:p>53.37$</text:p>
          </table:table-cell>
          <table:table-cell table:style-name="ce28" office:value-type="string" calcext:value-type="string">
            <text:p>312.02</text:p>
          </table:table-cell>
          <table:table-cell table:style-name="ce28" office:value-type="string" calcext:value-type="string">
            <text:p>110.0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46$</text:p>
          </table:table-cell>
          <table:table-cell table:style-name="ce28"/>
          <table:table-cell office:value-type="string" calcext:value-type="string">
            <text:p>3993/1020</text:p>
          </table:table-cell>
          <table:table-cell table:style-name="ce28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4.24</text:p>
          </table:table-cell>
          <table:table-cell table:style-name="ce28" office:value-type="string" calcext:value-type="string">
            <text:p>11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6.42</text:p>
          </table:table-cell>
          <table:table-cell table:style-name="ce28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8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8"/>
          <table:table-cell office:value-type="string" calcext:value-type="string">
            <text:p>233.3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18251 544$</text:p>
          </table:table-cell>
          <table:table-cell table:style-name="ce28"/>
          <table:table-cell table:style-name="ce28" office:value-type="string" calcext:value-type="string">
            <text:p>53.24$</text:p>
          </table:table-cell>
          <table:table-cell table:style-name="ce28" office:value-type="string" calcext:value-type="string">
            <text:p>313.78</text:p>
          </table:table-cell>
          <table:table-cell table:style-name="ce28" office:value-type="string" calcext:value-type="string">
            <text:p>108.3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1020.19$</text:p>
          </table:table-cell>
          <table:table-cell table:style-name="ce28"/>
          <table:table-cell office:value-type="string" calcext:value-type="string">
            <text:p>3967/1020</text:p>
          </table:table-cell>
          <table:table-cell table:style-name="ce28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337.51</text:p>
          </table:table-cell>
          <table:table-cell table:style-name="ce30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8" table:number-columns-repeated="2"/>
          <table:table-cell/>
          <table:table-cell office:value-type="string" calcext:value-type="string">
            <text:p>753.75</text:p>
          </table:table-cell>
          <table:table-cell table:style-name="ce28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8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8"/>
          <table:table-cell office:value-type="string" calcext:value-type="string">
            <text:p>-5001.74</text:p>
          </table:table-cell>
          <table:table-cell table:style-name="ce44" office:value-type="string" calcext:value-type="string">
            <text:p>-30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0.00818894 528.14$</text:p>
          </table:table-cell>
          <table:table-cell table:style-name="ce28"/>
          <table:table-cell table:style-name="ce28" office:value-type="string" calcext:value-type="string">
            <text:p>51.72$</text:p>
          </table:table-cell>
          <table:table-cell table:style-name="ce28" office:value-type="string" calcext:value-type="string">
            <text:p>309.84</text:p>
          </table:table-cell>
          <table:table-cell table:style-name="ce28" office:value-type="string" calcext:value-type="string">
            <text:p>106.41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5</text:p>
          </table:table-cell>
          <table:table-cell table:style-name="ce28" office:value-type="string" calcext:value-type="string">
            <text:p>10 58</text:p>
          </table:table-cell>
          <table:table-cell/>
          <table:table-cell table:style-name="ce28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0" office:value-type="string" calcext:value-type="string">
            <text:p>+97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9.75</text:p>
          </table:table-cell>
          <table:table-cell table:style-name="ce28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8"/>
          <table:table-cell office:value-type="string" calcext:value-type="string">
            <text:p>371225</text:p>
          </table:table-cell>
          <table:table-cell table:style-name="ce33" office:value-type="string" calcext:value-type="string">
            <text:p>401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0139 523.81$</text:p>
          </table:table-cell>
          <table:table-cell table:style-name="ce28"/>
          <table:table-cell table:style-name="ce28" office:value-type="string" calcext:value-type="string">
            <text:p>51.03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6</text:p>
          </table:table-cell>
          <table:table-cell table:style-name="ce28" office:value-type="string" calcext:value-type="string">
            <text:p>10 4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3.48</text:p>
          </table:table-cell>
          <table:table-cell table:style-name="ce28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8"/>
          <table:table-cell office:value-type="string" calcext:value-type="string">
            <text:p>371837</text:p>
          </table:table-cell>
          <table:table-cell table:style-name="ce33" office:value-type="string" calcext:value-type="string">
            <text:p>4035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7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8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8"/>
          <table:table-cell table:style-name="ce28" office:value-type="string" calcext:value-type="string">
            <text:p>0.00824333 518.29$</text:p>
          </table:table-cell>
          <table:table-cell table:style-name="ce28"/>
          <table:table-cell table:style-name="ce28" office:value-type="string" calcext:value-type="string">
            <text:p>50.39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office:value-type="string" calcext:value-type="string">
            <text:p>755.26</text:p>
          </table:table-cell>
          <table:table-cell table:style-name="ce28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8"/>
          <table:table-cell office:value-type="string" calcext:value-type="string">
            <text:p>372240</text:p>
          </table:table-cell>
          <table:table-cell table:style-name="ce33" office:value-type="string" calcext:value-type="string">
            <text:p>405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4568 519.4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777.31</text:p>
          </table:table-cell>
          <table:table-cell table:number-columns-repeated="3"/>
          <table:table-cell table:style-name="ce28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82.04</text:p>
          </table:table-cell>
          <table:table-cell/>
          <table:table-cell table:style-name="ce28"/>
          <table:table-cell table:style-name="ce28" office:value-type="string" calcext:value-type="string">
            <text:p>0.00824730 519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8</text:p>
          </table:table-cell>
          <table:table-cell table:style-name="ce28" office:value-type="string" calcext:value-type="string">
            <text:p>14 2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8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2398.89</text:p>
          </table:table-cell>
          <table:table-cell/>
          <table:table-cell table:style-name="ce28"/>
          <table:table-cell table:style-name="ce28" office:value-type="string" calcext:value-type="string">
            <text:p>0.00826122 524.0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29</text:p>
          </table:table-cell>
          <table:table-cell table:style-name="ce28" office:value-type="string" calcext:value-type="string">
            <text:p>13 39</text:p>
          </table:table-cell>
          <table:table-cell/>
          <table:table-cell table:style-name="ce28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8" table:number-columns-repeated="2"/>
          <table:table-cell/>
          <table:table-cell office:value-type="string" calcext:value-type="string">
            <text:p>757.55</text:p>
          </table:table-cell>
          <table:table-cell table:style-name="ce28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8"/>
          <table:table-cell office:value-type="string" calcext:value-type="string">
            <text:p>372422</text:p>
          </table:table-cell>
          <table:table-cell table:style-name="ce34" office:value-type="string" calcext:value-type="string">
            <text:p>4057</text:p>
          </table:table-cell>
          <table:table-cell table:style-name="ce28"/>
          <table:table-cell office:value-type="string" calcext:value-type="string">
            <text:p>384.4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27758 5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8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8"/>
          <table:table-cell office:value-type="string" calcext:value-type="string">
            <text:p>-5386.2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5</text:p>
          </table:table-cell>
          <table:table-cell/>
          <table:table-cell table:style-name="ce28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8"/>
          <table:table-cell office:value-type="string" calcext:value-type="string">
            <text:p>371559</text:p>
          </table:table-cell>
          <table:table-cell/>
          <table:table-cell table:style-name="ce28"/>
          <table:table-cell/>
          <table:table-cell table:style-name="ce28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8"/>
          <table:table-cell table:style-name="ce28" office:value-type="string" calcext:value-type="string">
            <text:p>0.00828351 521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4.30</text:p>
          </table:table-cell>
          <table:table-cell table:style-name="ce28" office:value-type="string" calcext:value-type="string">
            <text:p>12 1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8.12</text:p>
          </table:table-cell>
          <table:table-cell table:style-name="ce28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8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8"/>
          <table:table-cell/>
          <table:table-cell table:style-name="ce28"/>
          <table:table-cell/>
          <table:table-cell table:style-name="ce31" office:value-type="string" calcext:value-type="string">
            <text:p>-2518.88</text:p>
          </table:table-cell>
          <table:table-cell table:style-name="ce31" office:value-type="string" calcext:value-type="string">
            <text:p>-493.96</text:p>
          </table:table-cell>
          <table:table-cell table:style-name="ce28"/>
          <table:table-cell table:style-name="ce28" office:value-type="string" calcext:value-type="string">
            <text:p>0.00829386 513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7.58</text:p>
          </table:table-cell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8"/>
          <table:table-cell office:value-type="string" calcext:value-type="string">
            <text:p>1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123 500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/>
          <table:table-cell table:style-name="ce28"/>
          <table:table-cell table:style-name="ce30" office:value-type="string" calcext:value-type="string">
            <text:p>+20643.68</text:p>
          </table:table-cell>
          <table:table-cell table:style-name="ce30" office:value-type="string" calcext:value-type="string">
            <text:p>+231</text:p>
          </table:table-cell>
          <table:table-cell table:style-name="ce30" office:value-type="string" calcext:value-type="string">
            <text:p>+4818</text:p>
          </table:table-cell>
          <table:table-cell/>
          <table:table-cell table:style-name="ce28"/>
          <table:table-cell table:style-name="ce30" office:value-type="string" calcext:value-type="string">
            <text:p>+26445</text:p>
          </table:table-cell>
          <table:table-cell table:style-name="ce30" office:value-type="string" calcext:value-type="string">
            <text:p>+312</text:p>
          </table:table-cell>
          <table:table-cell table:style-name="ce28"/>
          <table:table-cell table:style-name="ce31" office:value-type="string" calcext:value-type="string">
            <text:p>-5551.21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70874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5.01</text:p>
          </table:table-cell>
          <table:table-cell table:style-name="ce28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108461.5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8"/>
          <table:table-cell table:style-name="ce33" office:value-type="string" calcext:value-type="string">
            <text:p>371208</text:p>
          </table:table-cell>
          <table:table-cell table:style-name="ce33" office:value-type="string" calcext:value-type="string">
            <text:p>404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0606 502.23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8"/>
          <table:table-cell office:value-type="string" calcext:value-type="string">
            <text:p>370334</text:p>
          </table:table-cell>
          <table:table-cell/>
          <table:table-cell table:style-name="ce28"/>
          <table:table-cell office:value-type="string" calcext:value-type="string">
            <text:p>278.8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4 37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1538 477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2</text:p>
          </table:table-cell>
          <table:table-cell table:style-name="ce28" office:value-type="string" calcext:value-type="string">
            <text:p>17 4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4.85</text:p>
          </table:table-cell>
          <table:table-cell table:style-name="ce28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8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4417 492.64$</text:p>
          </table:table-cell>
          <table:table-cell table:style-name="ce28"/>
          <table:table-cell table:style-name="ce28" office:value-type="string" calcext:value-type="string">
            <text:p>47.14$</text:p>
          </table:table-cell>
          <table:table-cell table:style-name="ce28" office:value-type="string" calcext:value-type="string">
            <text:p>302.23$</text:p>
          </table:table-cell>
          <table:table-cell table:style-name="ce28" office:value-type="string" calcext:value-type="string">
            <text:p>91.2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33.93$</text:p>
          </table:table-cell>
          <table:table-cell table:style-name="ce28"/>
          <table:table-cell office:value-type="string" calcext:value-type="string">
            <text:p>4022/933</text:p>
          </table:table-cell>
          <table:table-cell table:style-name="ce28"/>
          <table:table-cell table:style-name="ce3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03</text:p>
          </table:table-cell>
          <table:table-cell table:style-name="ce28" office:value-type="string" calcext:value-type="string">
            <text:p>1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8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6562 509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2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8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8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8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87.1</text:p>
          </table:table-cell>
          <table:table-cell/>
          <table:table-cell table:style-name="ce28"/>
          <table:table-cell table:style-name="ce28" office:value-type="string" calcext:value-type="string">
            <text:p>0.00837189 520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8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38625 536.47$</text:p>
          </table:table-cell>
          <table:table-cell table:style-name="ce28"/>
          <table:table-cell table:style-name="ce28" office:value-type="string" calcext:value-type="string">
            <text:p>51.05$</text:p>
          </table:table-cell>
          <table:table-cell table:style-name="ce28" office:value-type="string" calcext:value-type="string">
            <text:p>307.76$</text:p>
          </table:table-cell>
          <table:table-cell table:style-name="ce28" office:value-type="string" calcext:value-type="string">
            <text:p>95.87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91.91$</text:p>
          </table:table-cell>
          <table:table-cell table:style-name="ce28"/>
          <table:table-cell office:value-type="string" calcext:value-type="string">
            <text:p>4031/991</text:p>
          </table:table-cell>
          <table:table-cell table:style-name="ce28"/>
          <table:table-cell table:style-name="ce3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21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8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8"/>
          <table:table-cell table:style-name="ce28" office:value-type="string" calcext:value-type="string">
            <text:p>0.00839035 532.1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5</text:p>
          </table:table-cell>
          <table:table-cell table:style-name="ce28" office:value-type="string" calcext:value-type="string">
            <text:p>16 4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8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8"/>
          <table:table-cell table:style-name="ce28" office:value-type="string" calcext:value-type="string">
            <text:p>0.00840497 537.96$</text:p>
          </table:table-cell>
          <table:table-cell table:style-name="ce28"/>
          <table:table-cell table:style-name="ce28" office:value-type="string" calcext:value-type="string">
            <text:p>51.34$</text:p>
          </table:table-cell>
          <table:table-cell table:style-name="ce28" office:value-type="string" calcext:value-type="string">
            <text:p>306.22$</text:p>
          </table:table-cell>
          <table:table-cell table:style-name="ce28" office:value-type="string" calcext:value-type="string">
            <text:p>91.5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8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8"/>
          <table:table-cell table:style-name="ce28" office:value-type="string" calcext:value-type="string">
            <text:p>0.00840776 539.6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6</text:p>
          </table:table-cell>
          <table:table-cell table:style-name="ce28" office:value-type="string" calcext:value-type="string">
            <text:p>16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52.35</text:p>
          </table:table-cell>
          <table:table-cell table:style-name="ce28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8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8"/>
          <table:table-cell table:style-name="ce28" office:value-type="string" calcext:value-type="string">
            <text:p>0.00842453 536.84$</text:p>
          </table:table-cell>
          <table:table-cell table:style-name="ce28"/>
          <table:table-cell table:style-name="ce28" office:value-type="string" calcext:value-type="string">
            <text:p>51.06$</text:p>
          </table:table-cell>
          <table:table-cell table:style-name="ce28" office:value-type="string" calcext:value-type="string">
            <text:p>306.6</text:p>
          </table:table-cell>
          <table:table-cell table:style-name="ce28" office:value-type="string" calcext:value-type="string">
            <text:p>94.09$</text:p>
          </table:table-cell>
          <table:table-cell table:style-name="ce28" office:value-type="string" calcext:value-type="string">
            <text:p>0.76$</text:p>
          </table:table-cell>
          <table:table-cell table:style-name="ce28" office:value-type="string" calcext:value-type="string">
            <text:p>989.35$</text:p>
          </table:table-cell>
          <table:table-cell table:style-name="ce28"/>
          <table:table-cell office:value-type="string" calcext:value-type="string">
            <text:p>4021/989</text:p>
          </table:table-cell>
          <table:table-cell table:style-name="ce28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8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2622 534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7</text:p>
          </table:table-cell>
          <table:table-cell table:style-name="ce28" office:value-type="string" calcext:value-type="string">
            <text:p>22 0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749.08</text:p>
          </table:table-cell>
          <table:table-cell table:style-name="ce28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8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4866 533.4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8</text:p>
          </table:table-cell>
          <table:table-cell table:style-name="ce28" office:value-type="string" calcext:value-type="string">
            <text:p>15 30</text:p>
          </table:table-cell>
          <table:table-cell/>
          <table:table-cell table:style-name="ce28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1.58</text:p>
          </table:table-cell>
          <table:table-cell table:style-name="ce28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8"/>
          <table:table-cell table:style-name="ce33" office:value-type="string" calcext:value-type="string">
            <text:p>387825</text:p>
          </table:table-cell>
          <table:table-cell table:style-name="ce33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283 526.73$</text:p>
          </table:table-cell>
          <table:table-cell table:style-name="ce28"/>
          <table:table-cell table:style-name="ce28" office:value-type="string" calcext:value-type="string">
            <text:p>49.85$</text:p>
          </table:table-cell>
          <table:table-cell table:style-name="ce28" office:value-type="string" calcext:value-type="string">
            <text:p>306.19</text:p>
          </table:table-cell>
          <table:table-cell table:style-name="ce28" table:number-columns-repeated="4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8"/>
          <table:table-cell table:style-name="ce33" office:value-type="string" calcext:value-type="string">
            <text:p>388270</text:p>
          </table:table-cell>
          <table:table-cell table:style-name="ce33" office:value-type="string" calcext:value-type="string">
            <text:p>422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6496 526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09</text:p>
          </table:table-cell>
          <table:table-cell table:style-name="ce28" office:value-type="string" calcext:value-type="string">
            <text:p>19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8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551 530.2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0</text:p>
          </table:table-cell>
          <table:table-cell table:style-name="ce28" office:value-type="string" calcext:value-type="string">
            <text:p>0 2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table:number-columns-repeated="2"/>
          <table:table-cell table:style-name="ce28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8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848848 531.9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8" table:number-columns-repeated="2"/>
          <table:table-cell/>
          <table:table-cell office:value-type="string" calcext:value-type="string">
            <text:p>753.42</text:p>
          </table:table-cell>
          <table:table-cell table:style-name="ce28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8"/>
          <table:table-cell table:style-name="ce33" office:value-type="string" calcext:value-type="string">
            <text:p>389168</text:p>
          </table:table-cell>
          <table:table-cell table:style-name="ce33" office:value-type="string" calcext:value-type="string">
            <text:p>4238</text:p>
          </table:table-cell>
          <table:table-cell table:style-name="ce28"/>
          <table:table-cell office:value-type="string" calcext:value-type="string">
            <text:p>91</text:p>
          </table:table-cell>
          <table:table-cell table:style-name="ce28"/>
          <table:table-cell table:number-columns-repeated="2"/>
          <table:table-cell office:value-type="string" calcext:value-type="string">
            <text:p>155.98</text:p>
          </table:table-cell>
          <table:table-cell table:style-name="ce28"/>
          <table:table-cell table:style-name="ce28" office:value-type="string" calcext:value-type="string">
            <text:p>0.00850598 525.36$</text:p>
          </table:table-cell>
          <table:table-cell table:style-name="ce28"/>
          <table:table-cell table:style-name="ce28" office:value-type="string" calcext:value-type="string">
            <text:p>48.80$</text:p>
          </table:table-cell>
          <table:table-cell table:style-name="ce28" office:value-type="string" calcext:value-type="string">
            <text:p>303.89</text:p>
          </table:table-cell>
          <table:table-cell table:style-name="ce28" office:value-type="string" calcext:value-type="string">
            <text:p>106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5.11</text:p>
          </table:table-cell>
          <table:table-cell table:style-name="ce28" office:value-type="string" calcext:value-type="string">
            <text:p>3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8" table:number-columns-repeated="2"/>
          <table:table-cell table:number-columns-repeated="2"/>
          <table:table-cell table:style-name="ce28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8"/>
          <table:table-cell table:style-name="ce33" office:value-type="string" calcext:value-type="string">
            <text:p>389659</text:p>
          </table:table-cell>
          <table:table-cell table:style-name="ce33" office:value-type="string" calcext:value-type="string">
            <text:p>4243</text:p>
          </table:table-cell>
          <table:table-cell table:style-name="ce28"/>
          <table:table-cell office:value-type="string" calcext:value-type="string">
            <text:p>-369.8</text:p>
          </table:table-cell>
          <table:table-cell table:style-name="ce28"/>
          <table:table-cell table:number-columns-repeated="2"/>
          <table:table-cell office:value-type="string" calcext:value-type="string">
            <text:p>-586.75</text:p>
          </table:table-cell>
          <table:table-cell table:style-name="ce28"/>
          <table:table-cell table:style-name="ce28" office:value-type="string" calcext:value-type="string">
            <text:p>0.00851518 516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4" office:value-type="string" calcext:value-type="string">
            <text:p>389983</text:p>
          </table:table-cell>
          <table:table-cell table:style-name="ce41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8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4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4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0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0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8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4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1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4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1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1" office:value-type="string" calcext:value-type="string">
            <text:p>-18.14</text:p>
          </table:table-cell>
          <table:table-cell/>
          <table:table-cell table:style-name="ce30" office:value-type="string" calcext:value-type="string">
            <text:p>+9570.73</text:p>
          </table:table-cell>
          <table:table-cell table:style-name="ce31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1" office:value-type="string" calcext:value-type="string">
            <text:p>-858</text:p>
          </table:table-cell>
          <table:table-cell/>
          <table:table-cell table:style-name="ce31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0" office:value-type="string" calcext:value-type="string">
            <text:p>+8717</text:p>
          </table:table-cell>
          <table:table-cell table:number-columns-repeated="2"/>
          <table:table-cell table:style-name="ce30" office:value-type="string" calcext:value-type="string">
            <text:p>+2175</text:p>
          </table:table-cell>
          <table:table-cell table:style-name="ce30" office:value-type="string" calcext:value-type="string">
            <text:p>+95</text:p>
          </table:table-cell>
          <table:table-cell table:number-columns-repeated="7"/>
          <table:table-cell table:style-name="ce30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n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all$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.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table:style-name="ce28"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 table:number-rows-repeated="104828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55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6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18" table:default-cell-style-name="ce28"/>
        <table:table-column table:style-name="co41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2" table:default-cell-style-name="ce28"/>
        <table:table-column table:style-name="co43" table:number-columns-repeated="2" table:default-cell-style-name="ce28"/>
        <table:table-column table:style-name="co44" table:default-cell-style-name="ce28"/>
        <table:table-column table:style-name="co20" table:default-cell-style-name="ce28"/>
        <table:table-column table:style-name="co45" table:default-cell-style-name="ce28"/>
        <table:table-column table:style-name="co46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59"/>
          <table:table-cell table:style-name="ce49" table:number-columns-repeated="37"/>
          <table:table-cell table:style-name="ce27"/>
          <table:table-cell table:style-name="ce49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4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4" office:value-type="string" calcext:value-type="string">
            <text:p>326086</text:p>
          </table:table-cell>
          <table:table-cell table:style-name="ce3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8"/>
        <table:table-column table:style-name="co40" table:default-cell-style-name="ce28"/>
        <table:table-column table:style-name="co2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7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6" table:default-cell-style-name="ce28"/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56" table:default-cell-style-name="ce28"/>
        <table:table-column table:style-name="co60" table:default-cell-style-name="ce28"/>
        <table:table-column table:style-name="co63" table:default-cell-style-name="ce28"/>
        <table:table-column table:style-name="co56" table:default-cell-style-name="ce28"/>
        <table:table-column table:style-name="co6" table:default-cell-style-name="ce28"/>
        <table:table-column table:style-name="co64" table:default-cell-style-name="ce28"/>
        <table:table-column table:style-name="co65" table:default-cell-style-name="ce28"/>
        <table:table-column table:style-name="co50" table:default-cell-style-name="ce28"/>
        <table:table-column table:style-name="co56" table:default-cell-style-name="ce28"/>
        <table:table-column table:style-name="co66" table:default-cell-style-name="ce28"/>
        <table:table-column table:style-name="co67" table:default-cell-style-name="ce28"/>
        <table:table-column table:style-name="co31" table:default-cell-style-name="ce28"/>
        <table:table-column table:style-name="co68" table:default-cell-style-name="ce28"/>
        <table:table-column table:style-name="co69" table:default-cell-style-name="ce28"/>
        <table:table-column table:style-name="co70" table:default-cell-style-name="ce28"/>
        <table:table-column table:style-name="co69" table:default-cell-style-name="ce28"/>
        <table:table-column table:style-name="co71" table:default-cell-style-name="ce28"/>
        <table:table-column table:style-name="co67" table:default-cell-style-name="ce28"/>
        <table:table-column table:style-name="co72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59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3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8"/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55" table:default-cell-style-name="ce28"/>
        <table:table-column table:style-name="co77" table:default-cell-style-name="ce28"/>
        <table:table-column table:style-name="co50" table:default-cell-style-name="ce28"/>
        <table:table-column table:style-name="co52" table:default-cell-style-name="ce28"/>
        <table:table-column table:style-name="co77" table:default-cell-style-name="ce28"/>
        <table:table-column table:style-name="co57" table:default-cell-style-name="ce28"/>
        <table:table-column table:style-name="co49" table:default-cell-style-name="ce28"/>
        <table:table-column table:style-name="co76" table:default-cell-style-name="ce28"/>
        <table:table-column table:style-name="co56" table:default-cell-style-name="ce28"/>
        <table:table-column table:style-name="co62" table:default-cell-style-name="ce28"/>
        <table:table-column table:style-name="co77" table:default-cell-style-name="ce28"/>
        <table:table-column table:style-name="co56" table:default-cell-style-name="ce28"/>
        <table:table-column table:style-name="co59" table:default-cell-style-name="ce28"/>
        <table:table-column table:style-name="co78" table:default-cell-style-name="ce28"/>
        <table:table-column table:style-name="co57" table:default-cell-style-name="ce28"/>
        <table:table-column table:style-name="co74" table:default-cell-style-name="ce28"/>
        <table:table-column table:style-name="co79" table:default-cell-style-name="ce28"/>
        <table:table-column table:style-name="co80" table:default-cell-style-name="ce28"/>
        <table:table-column table:style-name="co40" table:default-cell-style-name="ce28"/>
        <table:table-column table:style-name="co56" table:default-cell-style-name="ce28"/>
        <table:table-column table:style-name="co40" table:default-cell-style-name="ce28"/>
        <table:table-column table:style-name="co56" table:default-cell-style-name="ce28"/>
        <table:table-column table:style-name="co50" table:default-cell-style-name="ce28"/>
        <table:table-column table:style-name="co81" table:default-cell-style-name="ce28"/>
        <table:table-column table:style-name="co50" table:default-cell-style-name="ce28"/>
        <table:table-column table:style-name="co82" table:default-cell-style-name="ce28"/>
        <table:table-column table:style-name="co83" table:default-cell-style-name="ce28"/>
        <table:table-column table:style-name="co56" table:default-cell-style-name="ce28"/>
        <table:table-column table:style-name="co68" table:default-cell-style-name="ce28"/>
        <table:table-column table:style-name="co84" table:default-cell-style-name="ce28"/>
        <table:table-column table:style-name="co66" table:default-cell-style-name="ce28"/>
        <table:table-column table:style-name="co85" table:default-cell-style-name="ce28"/>
        <table:table-column table:style-name="co86" table:default-cell-style-name="ce28"/>
        <table:table-column table:style-name="co87" table:default-cell-style-name="ce28"/>
        <table:table-column table:style-name="co69" table:default-cell-style-name="ce28"/>
        <table:table-column table:style-name="co88" table:default-cell-style-name="ce28"/>
        <table:table-column table:style-name="co89" table:default-cell-style-name="ce28"/>
        <table:table-column table:style-name="co88" table:default-cell-style-name="ce28"/>
        <table:table-column table:style-name="co90" table:default-cell-style-name="ce28"/>
        <table:table-column table:style-name="co66" table:default-cell-style-name="ce28"/>
        <table:table-column table:style-name="co91" table:default-cell-style-name="ce28"/>
        <table:table-column table:style-name="co56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93" table:default-cell-style-name="ce28"/>
        <table:table-column table:style-name="co100" table:default-cell-style-name="ce28"/>
        <table:table-column table:style-name="co101" table:number-columns-repeated="2" table:default-cell-style-name="ce28"/>
        <table:table-column table:style-name="co50" table:default-cell-style-name="ce28"/>
        <table:table-column table:style-name="co93" table:default-cell-style-name="ce28"/>
        <table:table-column table:style-name="co101" table:default-cell-style-name="ce28"/>
        <table:table-column table:style-name="co49" table:default-cell-style-name="ce28"/>
        <table:table-column table:style-name="co102" table:default-cell-style-name="ce28"/>
        <table:table-column table:style-name="co103" table:default-cell-style-name="ce28"/>
        <table:table-column table:style-name="co96" table:default-cell-style-name="ce28"/>
        <table:table-column table:style-name="co94" table:default-cell-style-name="ce28"/>
        <table:table-column table:style-name="co102" table:default-cell-style-name="ce28"/>
        <table:table-column table:style-name="co104" table:default-cell-style-name="ce28"/>
        <table:table-column table:style-name="co105" table:default-cell-style-name="ce28"/>
        <table:table-column table:style-name="co102" table:default-cell-style-name="ce28"/>
        <table:table-column table:style-name="co106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02" table:default-cell-style-name="ce28"/>
        <table:table-column table:style-name="co110" table:default-cell-style-name="ce28"/>
        <table:table-column table:style-name="co111" table:number-columns-repeated="2" table:default-cell-style-name="ce28"/>
        <table:table-column table:style-name="co112" table:default-cell-style-name="ce28"/>
        <table:table-column table:style-name="co113" table:default-cell-style-name="ce28"/>
        <table:table-column table:style-name="co95" table:default-cell-style-name="ce28"/>
        <table:table-column table:style-name="co114" table:default-cell-style-name="ce28"/>
        <table:table-column table:style-name="co115" table:default-cell-style-name="ce28"/>
        <table:table-column table:style-name="co116" table:default-cell-style-name="ce28"/>
        <table:table-column table:style-name="co102" table:number-columns-repeated="2" table:default-cell-style-name="ce28"/>
        <table:table-column table:style-name="co116" table:default-cell-style-name="ce28"/>
        <table:table-column table:style-name="co104" table:default-cell-style-name="ce28"/>
        <table:table-column table:style-name="co97" table:default-cell-style-name="ce28"/>
        <table:table-column table:style-name="co106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.00.0000</text:date>, <text:time style:data-style-name="N2" text:time-value="20:55:03.0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02T19:05:32.191000000</dc:date>
    <meta:editing-duration>P14DT3H22M18S</meta:editing-duration>
    <meta:editing-cycles>5976</meta:editing-cycles>
    <meta:document-statistic meta:table-count="7" meta:cell-count="16510" meta:object-count="0"/>
    <meta:user-defined meta:name="qrichtext">1</meta:user-defined>
  </office:meta>
</office:document-meta>
</file>